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7" style:family="table-cell" style:parent-style-name="Default" style:data-style-name="N61"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</style:style>
    <style:style style:name="ce14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6" table:default-cell-style-name="Default"/>
        <table:table-row table:style-name="ro1">
          <table:table-cell table:style-name="ce8" office:value-type="string" calcext:value-type="string">
            <text:p>THRESHOLDS DATA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8" office:value-type="string" calcext:value-type="string">
            <text:p>Circuit level error MONOLITHIC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PQ TES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/>
          <table:table-cell table:number-columns-repeated="5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5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5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5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5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8" office:value-type="string" calcext:value-type="string">
            <text:p>Circuit level error MONOLITHIC --------TESTING VALUES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Circuit level error MONOLITHIC --------local method</text:p>
          </table:table-cell>
          <table:table-cell table:style-name="ce8" table:number-columns-repeated="5"/>
          <table:table-cell table:style-name="ce8" office:value-type="string" calcext:value-type="string">
            <text:p>Circuit level error MONOLITHIC --------rounds method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3"/>
          <table:table-cell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3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3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3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3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8" office:value-type="string" calcext:value-type="string">
            <text:p>Circuit level error MONOLITHIC -------- reversed rounds method</text:p>
          </table:table-cell>
          <table:table-cell table:style-name="ce8"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8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/text:p>
          </table:table-cell>
          <table:table-cell table:number-columns-repeated="3"/>
          <table:table-cell table:style-name="ce8"/>
          <table:table-cell table:number-columns-repeated="21"/>
        </table:table-row>
        <table:table-row table:style-name="ro1">
          <table:table-cell table:number-columns-repeated="4"/>
          <table:table-cell table:style-name="ce8"/>
          <table:table-cell table:number-columns-repeated="21"/>
        </table:table-row>
        <table:table-row table:style-name="ro1">
          <table:table-cell table:style-name="ce8" office:value-type="string" calcext:value-type="string">
            <text:p>MONOLITHIC -------- ignore = 0.025</text:p>
          </table:table-cell>
          <table:table-cell table:style-name="ce8" table:number-columns-repeated="4"/>
          <table:table-cell table:number-columns-repeated="21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1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1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1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1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1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1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1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1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1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1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8" office:value-type="string" calcext:value-type="string">
            <text:p>MONOLITHIC -------- ignore = 0.05</text:p>
          </table:table-cell>
          <table:table-cell table:style-name="ce8" table:number-columns-repeated="4"/>
          <table:table-cell table:number-columns-repeated="21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1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1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1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1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1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1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1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1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22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22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22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8" office:value-type="string" calcext:value-type="string">
            <text:p>Threshold a0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a0 parallel – single_rounds ignore=0.05</text:p>
          </table:table-cell>
          <table:table-cell table:style-name="ce8" table:number-columns-repeated="4"/>
          <table:table-cell table:number-columns-repeated="1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14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8" office:value-type="string" calcext:value-type="string">
            <text:p>Threshold eta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IRED – single_rounds ignore=0.05</text:p>
          </table:table-cell>
          <table:table-cell table:style-name="ce8" table:number-columns-repeated="4"/>
          <table:table-cell table:number-columns-repeated="7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7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7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7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7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7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7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7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7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7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8" office:value-type="string" calcext:value-type="string">
            <text:p>Threshold pg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ired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Hybrid – single_rounds ignore=0.05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/>
          <table:table-cell office:value-type="float" office:value="0.0142857" calcext:value-type="float">
            <text:p>0.0142857</text:p>
          </table:table-cell>
          <table:table-cell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/>
          <table:table-cell office:value-type="float" office:value="0.0036183" calcext:value-type="float">
            <text:p>0.0036183</text:p>
          </table:table-cell>
          <table:table-cell table:number-columns-repeated="2"/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/>
          <table:table-cell office:value-type="float" office:value="0.0043283" calcext:value-type="float">
            <text:p>0.0043283</text:p>
          </table:table-cell>
          <table:table-cell table:number-columns-repeated="2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office:value-type="float" office:value="0.0208575" calcext:value-type="float">
            <text:p>0.02085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/>
          <table:table-cell office:value-type="float" office:value="0.0053633" calcext:value-type="float">
            <text:p>0.0053633</text:p>
          </table:table-cell>
          <table:table-cell table:number-columns-repeated="2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office:value-type="float" office:value="0.0247325" calcext:value-type="float">
            <text:p>0.02473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/>
          <table:table-cell office:value-type="float" office:value="0.0065333" calcext:value-type="float">
            <text:p>0.0065333</text:p>
          </table:table-cell>
          <table:table-cell table:number-columns-repeated="2"/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25708" calcext:value-type="float">
            <text:p>0.025708</text:p>
          </table:table-cell>
          <table:table-cell office:value-type="float" office:value="0.0262717" calcext:value-type="float">
            <text:p>0.0262717</text:p>
          </table:table-cell>
          <table:table-cell office:value-type="float" office:value="0.0272029" calcext:value-type="float">
            <text:p>0.0272029</text:p>
          </table:table-cell>
          <table:table-cell office:value-type="float" office:value="0.0283137" calcext:value-type="float">
            <text:p>0.0283137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/>
          <table:table-cell office:value-type="float" office:value="0.007975" calcext:value-type="float">
            <text:p>0.007975</text:p>
          </table:table-cell>
          <table:table-cell table:number-columns-repeated="2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/>
          <table:table-cell office:value-type="float" office:value="0.0093617" calcext:value-type="float">
            <text:p>0.0093617</text:p>
          </table:table-cell>
          <table:table-cell table:number-columns-repeated="2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/>
          <table:table-cell office:value-type="float" office:value="0.01103" calcext:value-type="float">
            <text:p>0.01103</text:p>
          </table:table-cell>
          <table:table-cell table:number-columns-repeated="2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/>
          <table:table-cell office:value-type="float" office:value="0.0129317" calcext:value-type="float">
            <text:p>0.0129317</text:p>
          </table:table-cell>
          <table:table-cell table:number-columns-repeated="2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/>
          <table:table-cell office:value-type="float" office:value="0.014815" calcext:value-type="float">
            <text:p>0.014815</text:p>
          </table:table-cell>
          <table:table-cell table:number-columns-repeated="2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2"/>
          <table:table-cell office:value-type="float" office:value="0.0044" calcext:value-type="float">
            <text:p>0.0044</text:p>
          </table:table-cell>
          <table:table-cell/>
          <table:table-cell office:value-type="float" office:value="0.017245" calcext:value-type="float">
            <text:p>0.017245</text:p>
          </table:table-cell>
          <table:table-cell table:number-columns-repeated="2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/>
          <table:table-cell office:value-type="float" office:value="0.0194317" calcext:value-type="float">
            <text:p>0.0194317</text:p>
          </table:table-cell>
          <table:table-cell table:number-columns-repeated="2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14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0:51:11.832943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30T10:57:59.707456723</dc:date>
    <meta:editing-duration>P1DT15H23M38S</meta:editing-duration>
    <meta:editing-cycles>269</meta:editing-cycles>
    <meta:generator>LibreOffice/5.1.6.2$Linux_X86_64 LibreOffice_project/10m0$Build-2</meta:generator>
    <meta:document-statistic meta:table-count="3" meta:cell-count="2463" meta:object-count="0"/>
  </office:meta>
</office:document-meta>
</file>